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19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1.1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1.622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89cm"/>
    </style:style>
    <style:style style:name="gr10" style:family="graphic" style:parent-style-name="standard">
      <style:graphic-properties draw:stroke="none" svg:stroke-color="#000000" draw:fill="none" draw:fill-color="#ffffff" fo:min-height="0.993cm"/>
    </style:style>
    <style:style style:name="gr11" style:family="graphic" style:parent-style-name="standard">
      <style:graphic-properties draw:stroke="solid" svg:stroke-color="#000000" draw:marker-end="CF_20_One" draw:textarea-vertical-align="middle"/>
    </style:style>
    <style:style style:name="gr12" style:family="graphic" style:parent-style-name="standard">
      <style:graphic-properties svg:stroke-color="#000000" draw:marker-end="CF_20_One" draw:textarea-vertical-align="middle"/>
    </style:style>
    <style:style style:name="gr13" style:family="graphic" style:parent-style-name="standard">
      <style:graphic-properties svg:stroke-color="#000000" draw:marker-end="Short_20_line_20_Arrow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1.62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1.622cm"/>
    </style:style>
    <style:style style:name="gr16" style:family="graphic" style:parent-style-name="standard">
      <style:graphic-properties draw:stroke="dash" draw:stroke-dash="Ultrafine_20_2_20_Dots_20_3_20_Dashes" svg:stroke-color="#000000" draw:marker-end="Line_20_Arrow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erif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DejaVu Serif" fo:font-size="10pt" style:font-size-asian="10pt" style:font-size-complex="10pt"/>
    </style:style>
    <style:style style:name="T1" style:family="text">
      <style:text-properties style:font-name="DejaVu Serif" fo:font-size="12pt" style:font-size-asian="12pt" style:font-size-complex="12pt"/>
    </style:style>
    <style:style style:name="T2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1.6cm" svg:y1="0.871cm" svg:x2="11.661cm" svg:y2="28.7cm">
          <text:p/>
        </draw:line>
        <draw:line draw:style-name="gr1" draw:text-style-name="P1" draw:layer="layout" svg:x1="44.6cm" svg:y1="1.2cm" svg:x2="44.6cm" svg:y2="28.6cm">
          <text:p/>
        </draw:line>
        <draw:custom-shape draw:style-name="gr2" draw:text-style-name="P2" xml:id="id8" draw:id="id8" draw:layer="layout" svg:width="1.1cm" svg:height="1.1cm" svg:x="9.2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xml:id="id10" draw:id="id10" draw:layer="layout" svg:width="2.4cm" svg:height="1cm" svg:x="8.5cm" svg:y="8.8cm">
          <draw:text-box>
            <text:p text:style-name="P2"><text:span text:style-name="T1">Usuario</text:span></text:p>
          </draw:text-box>
        </draw:frame>
        <draw:custom-shape draw:style-name="gr4" draw:text-style-name="P4" xml:id="id12" draw:id="id12" draw:layer="layout" svg:width="3.5cm" svg:height="2.1cm" svg:x="14.1cm" svg:y="3.5cm">
          <text:p text:style-name="P2"><text:span text:style-name="T1">Opera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3.5cm" svg:height="2.1cm" svg:x="37.4cm" svg:y="9.3cm">
          <text:p text:style-name="P2"><text:span text:style-name="T1">Operar 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1cm" svg:height="1.1cm" svg:x="46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2cm" svg:height="1cm" svg:x="46.1cm" svg:y="10.9cm">
          <draw:text-box>
            <text:p text:style-name="P2"><text:span text:style-name="T1">BD</text:span></text:p>
          </draw:text-box>
        </draw:frame>
        <draw:custom-shape draw:style-name="gr5" draw:text-style-name="P4" xml:id="id13" draw:id="id13" draw:layer="layout" svg:width="2.4cm" svg:height="1.7cm" svg:x="12.9cm" svg:y="17.4cm">
          <text:p text:style-name="P2"><text:span text:style-name="T1">Disponi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2.4cm" svg:height="1.7cm" svg:x="15.4cm" svg:y="17.4cm">
          <text:p text:style-name="P2"><text:span text:style-name="T1">Por Dire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5" draw:id="id15" draw:layer="layout" svg:width="2.4cm" svg:height="1.6cm" svg:x="17.9cm" svg:y="17.4cm">
          <text:p text:style-name="P2"><text:span text:style-name="T1">Por Peli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2.4cm" svg:height="1.7cm" svg:x="20.4cm" svg:y="17.3cm">
          <text:p text:style-name="P2"><text:span text:style-name="T1">Por o. tea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7" draw:id="id17" draw:layer="layout" svg:width="2.4cm" svg:height="1.7cm" svg:x="22.9cm" svg:y="17.3cm">
          <text:p text:style-name="P2"><text:span text:style-name="T1">Por Pro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8" draw:id="id18" draw:layer="layout" svg:width="2.4cm" svg:height="1.7cm" svg:x="25.4cm" svg:y="17.3cm">
          <text:p text:style-name="P2"><text:span text:style-name="T1">Por 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1" draw:id="id21" draw:layer="layout" svg:width="3cm" svg:height="2.4cm" svg:x="23.3cm" svg:y="6.2cm">
          <text:p text:style-name="P2"><text:span text:style-name="T1">Filtr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1cm" svg:height="1.1cm" svg:x="46.6cm" svg:y="1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46cm" svg:y="16cm">
          <draw:text-box>
            <text:p text:style-name="P2"><text:span text:style-name="T1">Pantalla</text:span></text:p>
          </draw:text-box>
        </draw:frame>
        <draw:connector draw:style-name="gr8" draw:text-style-name="P2" draw:layer="layout" svg:x1="40.9cm" svg:y1="10.35cm" svg:x2="46.6cm" svg:y2="10.15cm" draw:start-shape="id1" draw:start-glue-point="10" draw:end-shape="id2" draw:end-glue-point="6" svg:d="M40900 10350h2850v-200h2850" svg:viewBox="0 0 5701 201">
          <text:p/>
        </draw:connector>
        <draw:custom-shape draw:style-name="gr4" draw:text-style-name="P4" xml:id="id3" draw:id="id3" draw:layer="layout" svg:width="3.5cm" svg:height="2.1cm" svg:x="36cm" svg:y="15cm">
          <text:p text:style-name="P2"><text:span text:style-name="T1">Operar </text:span></text:p>
          <text:p text:style-name="P2"><text:span text:style-name="T1">Panta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3.5cm" svg:height="2.1cm" svg:x="36cm" svg:y="20.8cm">
          <text:p text:style-name="P2"><text:span text:style-name="T1">Operar </text:span></text:p>
          <text:p text:style-name="P2"><text:span text:style-name="T1">Correo 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1cm" svg:height="1.1cm" svg:x="46.5cm" svg:y="19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9" draw:text-style-name="P3" draw:layer="layout" svg:width="2.4cm" svg:height="1.739cm" svg:x="45.9cm" svg:y="21cm">
          <draw:text-box>
            <text:p text:style-name="P2"><text:span text:style-name="T1">Correo Electrónico</text:span></text:p>
          </draw:text-box>
        </draw:frame>
        <draw:connector draw:style-name="gr8" draw:text-style-name="P2" draw:layer="layout" svg:x1="39.5cm" svg:y1="16.05cm" svg:x2="46.6cm" svg:y2="15.35cm" draw:start-shape="id3" draw:start-glue-point="10" draw:end-shape="id4" draw:end-glue-point="6" svg:d="M39500 16050h3550v-700h3550" svg:viewBox="0 0 7101 701">
          <text:p/>
        </draw:connector>
        <draw:connector draw:style-name="gr8" draw:text-style-name="P2" draw:layer="layout" svg:x1="39.5cm" svg:y1="21.85cm" svg:x2="46.5cm" svg:y2="20.35cm" draw:start-shape="id5" draw:start-glue-point="10" draw:end-shape="id6" draw:end-glue-point="6" svg:d="M39500 21850h3500v-1500h3500" svg:viewBox="0 0 7001 1501">
          <text:p/>
        </draw:connector>
        <draw:custom-shape draw:style-name="gr2" draw:text-style-name="P2" xml:id="id7" draw:id="id7" draw:layer="layout" svg:width="1.1cm" svg:height="1.1cm" svg:x="1.9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1.3cm" svg:y="11.4cm">
          <draw:text-box>
            <text:p text:style-name="P2"><text:span text:style-name="T1">Director</text:span></text:p>
          </draw:text-box>
        </draw:frame>
        <draw:custom-shape draw:style-name="gr2" draw:text-style-name="P2" xml:id="id11" draw:id="id11" draw:layer="layout" svg:width="1.1cm" svg:height="1.1cm" svg:x="1.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1.2cm" svg:y="14cm">
          <draw:text-box>
            <text:p text:style-name="P2"><text:span text:style-name="T1">Actor</text:span></text:p>
          </draw:text-box>
        </draw:frame>
        <draw:custom-shape draw:style-name="gr2" draw:text-style-name="P2" xml:id="id9" draw:id="id9" draw:layer="layout" svg:width="1.1cm" svg:height="1.1cm" svg:x="1.9cm" svg:y="15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3" draw:layer="layout" svg:width="3.1cm" svg:height="1.243cm" svg:x="1cm" svg:y="16.5cm">
          <draw:text-box>
            <text:p text:style-name="P2"><text:span text:style-name="T1">Productor</text:span></text:p>
          </draw:text-box>
        </draw:frame>
        <draw:connector draw:style-name="gr11" draw:text-style-name="P2" draw:layer="layout" svg:x1="3cm" svg:y1="10.65cm" svg:x2="9.2cm" svg:y2="8.05cm" draw:start-shape="id7" draw:start-glue-point="10" draw:end-shape="id8" draw:end-glue-point="6" svg:d="M3000 10650h3100v-2600h3100" svg:viewBox="0 0 6201 2601">
          <text:p/>
        </draw:connector>
        <draw:connector draw:style-name="gr12" draw:text-style-name="P2" draw:layer="layout" draw:line-skew="1.1cm" svg:x1="2.839cm" svg:y1="15.361cm" svg:x2="9.7cm" svg:y2="9.8cm" draw:start-shape="id9" draw:start-glue-point="11" draw:end-shape="id10" draw:end-glue-point="2" svg:d="M2839 15361v-1761h6861v-3800" svg:viewBox="0 0 6862 5562">
          <text:p/>
        </draw:connector>
        <draw:connector draw:style-name="gr12" draw:text-style-name="P2" draw:layer="layout" svg:x1="2.739cm" svg:y1="12.861cm" svg:x2="8.5cm" svg:y2="9.3cm" draw:start-shape="id11" draw:start-glue-point="11" draw:end-shape="id10" draw:end-glue-point="3" svg:d="M2739 12861h2962v-3561h2799" svg:viewBox="0 0 5762 3562">
          <text:p/>
        </draw:connector>
        <draw:connector draw:style-name="gr13" draw:text-style-name="P2" draw:layer="layout" svg:x1="10.3cm" svg:y1="8.05cm" svg:x2="14.1cm" svg:y2="4.55cm" draw:start-shape="id8" draw:start-glue-point="10" draw:end-shape="id12" draw:end-glue-point="6" svg:d="M10300 8050h1900v-3500h1900" svg:viewBox="0 0 3801 3501">
          <text:p/>
        </draw:connector>
        <draw:custom-shape draw:style-name="gr14" draw:text-style-name="P4" xml:id="id19" draw:id="id19" draw:layer="layout" svg:width="3cm" svg:height="1.9cm" svg:x="23cm" svg:y="1.4cm">
          <text:p text:style-name="P2"><text:span text:style-name="T1">Añad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layout" svg:width="3cm" svg:height="2.5cm" svg:x="23.1cm" svg:y="3.5cm">
          <text:p text:style-name="P2"><text:span text:style-name="T1">Borr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14.1cm" svg:y1="17.4cm" svg:x2="14.612cm" svg:y2="5.293cm" draw:start-shape="id13" draw:start-glue-point="4" draw:end-shape="id12" draw:end-glue-point="7" svg:d="M14100 17400v-5900h512v-6207" svg:viewBox="0 0 513 12108">
          <text:p/>
        </draw:connector>
        <draw:connector draw:style-name="gr16" draw:text-style-name="P2" draw:layer="layout" svg:x1="16.6cm" svg:y1="17.4cm" svg:x2="15.85cm" svg:y2="5.6cm" draw:start-shape="id14" draw:start-glue-point="4" draw:end-shape="id12" draw:end-glue-point="8" svg:d="M16600 17400v-5900h-750v-5900" svg:viewBox="0 0 751 11801">
          <text:p/>
        </draw:connector>
        <draw:connector draw:style-name="gr16" draw:text-style-name="P2" draw:layer="layout" svg:x1="19.1cm" svg:y1="17.4cm" svg:x2="15.85cm" svg:y2="5.6cm" draw:start-shape="id15" draw:start-glue-point="4" draw:end-shape="id12" draw:end-glue-point="8" svg:d="M19100 17400v-5900h-3250v-5900" svg:viewBox="0 0 3251 11801">
          <text:p/>
        </draw:connector>
        <draw:connector draw:style-name="gr16" draw:text-style-name="P2" draw:layer="layout" svg:x1="21.6cm" svg:y1="17.3cm" svg:x2="17.088cm" svg:y2="5.293cm" draw:start-shape="id16" draw:start-glue-point="4" draw:end-shape="id12" draw:end-glue-point="9" svg:d="M21600 17300v-5850h-4512v-6157" svg:viewBox="0 0 4513 12008">
          <text:p/>
        </draw:connector>
        <draw:connector draw:style-name="gr16" draw:text-style-name="P2" draw:layer="layout" svg:x1="24.1cm" svg:y1="17.3cm" svg:x2="17.088cm" svg:y2="5.293cm" draw:start-shape="id17" draw:start-glue-point="4" draw:end-shape="id12" draw:end-glue-point="9" svg:d="M24100 17300v-5850h-7012v-6157" svg:viewBox="0 0 7013 12008">
          <text:p/>
        </draw:connector>
        <draw:connector draw:style-name="gr16" draw:text-style-name="P2" draw:layer="layout" svg:x1="26.6cm" svg:y1="17.3cm" svg:x2="17.088cm" svg:y2="5.293cm" draw:start-shape="id18" draw:start-glue-point="4" draw:end-shape="id12" draw:end-glue-point="9" svg:d="M26600 17300v-5850h-9512v-6157" svg:viewBox="0 0 9513 12008">
          <text:p/>
        </draw:connector>
        <draw:frame draw:style-name="gr17" draw:text-style-name="P5" draw:layer="layout" svg:width="3cm" svg:height="1.4cm" svg:x="18.3cm" svg:y="10.8cm">
          <draw:text-box>
            <text:p><text:span text:style-name="T2">&lt;&lt;Extends&gt;&gt;</text:span></text:p>
          </draw:text-box>
        </draw:frame>
        <draw:connector draw:style-name="gr16" draw:text-style-name="P2" draw:layer="layout" svg:x1="17.088cm" svg:y1="3.807cm" svg:x2="23cm" svg:y2="2.35cm" draw:start-shape="id12" draw:start-glue-point="11" draw:end-shape="id19" draw:end-glue-point="6" svg:d="M17088 3807v-1457h5912" svg:viewBox="0 0 5913 1458">
          <text:p/>
        </draw:connector>
        <draw:connector draw:style-name="gr16" draw:text-style-name="P2" draw:layer="layout" svg:x1="17.6cm" svg:y1="4.55cm" svg:x2="23.1cm" svg:y2="4.75cm" draw:start-shape="id12" draw:start-glue-point="10" draw:end-shape="id20" draw:end-glue-point="6" svg:d="M17600 4550h2750v200h2750" svg:viewBox="0 0 5501 201">
          <text:p/>
        </draw:connector>
        <draw:connector draw:style-name="gr16" draw:text-style-name="P2" draw:layer="layout" svg:x1="17.088cm" svg:y1="5.293cm" svg:x2="23.3cm" svg:y2="7.4cm" draw:start-shape="id12" draw:start-glue-point="9" draw:end-shape="id21" draw:end-glue-point="6" svg:d="M17088 5293v2107h6212" svg:viewBox="0 0 6213 2108">
          <text:p/>
        </draw:connector>
        <draw:frame draw:style-name="gr17" draw:text-style-name="P5" draw:layer="layout" svg:width="3cm" svg:height="1.4cm" svg:x="18.7cm" svg:y="1.8cm">
          <draw:text-box>
            <text:p><text:span text:style-name="T2">&lt;&lt;include&gt;&gt;</text:span></text:p>
          </draw:text-box>
        </draw:frame>
        <draw:frame draw:style-name="gr17" draw:text-style-name="P5" draw:layer="layout" svg:width="3cm" svg:height="1.4cm" svg:x="18.4cm" svg:y="3.9cm">
          <draw:text-box>
            <text:p><text:span text:style-name="T2">&lt;&lt;include&gt;&gt;</text:span></text:p>
          </draw:text-box>
        </draw:frame>
        <draw:frame draw:style-name="gr17" draw:text-style-name="P5" draw:layer="layout" svg:width="3cm" svg:height="1.4cm" svg:x="19cm" svg:y="6.9cm">
          <draw:text-box>
            <text:p><text:span text:style-name="T2">&lt;&lt;include&gt;&gt;</text:span></text:p>
          </draw:text-box>
        </draw:frame>
        <draw:connector draw:style-name="gr16" draw:text-style-name="P2" draw:layer="layout" svg:x1="15.85cm" svg:y1="5.6cm" svg:x2="37.4cm" svg:y2="10.35cm" draw:start-shape="id12" draw:start-glue-point="8" draw:end-shape="id1" draw:end-glue-point="6" svg:d="M15850 5600v4750h21550" svg:viewBox="0 0 21551 4751">
          <text:p/>
        </draw:connector>
        <draw:frame draw:style-name="gr17" draw:text-style-name="P5" draw:layer="layout" svg:width="3cm" svg:height="1.4cm" svg:x="32.5cm" svg:y="9.4cm">
          <draw:text-box>
            <text:p><text:span text:style-name="T2">&lt;&lt;include&gt;&gt;</text:span></text:p>
          </draw:text-box>
        </draw:frame>
        <draw:connector draw:style-name="gr16" draw:text-style-name="P2" xml:id="id22" draw:id="id22" draw:layer="layout" svg:x1="31.522cm" svg:y1="10.29cm" svg:x2="36cm" svg:y2="16.05cm" draw:end-shape="id3" draw:end-glue-point="6" svg:d="M31522 10290h1989v5760h2489" svg:viewBox="0 0 4479 5761">
          <text:p/>
        </draw:connector>
        <draw:connector draw:style-name="gr16" draw:text-style-name="P2" draw:layer="layout" svg:x1="31.522cm" svg:y1="10.29cm" svg:x2="36cm" svg:y2="21.85cm" draw:start-shape="id22" draw:start-glue-point="2" draw:end-shape="id5" draw:end-glue-point="6" svg:d="M31522 10290h-501v11560h4979" svg:viewBox="0 0 4980 11561">
          <text:p/>
        </draw:connector>
        <draw:frame draw:style-name="gr17" draw:text-style-name="P5" draw:layer="layout" svg:width="3cm" svg:height="1.4cm" svg:x="31.7cm" svg:y="20.9cm">
          <draw:text-box>
            <text:p><text:span text:style-name="T2">&lt;&lt;include&gt;&gt;</text:span></text:p>
          </draw:text-box>
        </draw:frame>
        <draw:frame draw:style-name="gr17" draw:text-style-name="P5" draw:layer="layout" svg:width="3cm" svg:height="1.4cm" svg:x="33.1cm" svg:y="15cm">
          <draw:text-box>
            <text:p><text:span text:style-name="T2">&lt;&lt;includ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F_20_One" draw:display-name="CF One" svg:viewBox="0 0 38 40" svg:d="M19 40h1v-40h-2v40zM20 40h-20v-2h20zM18 40h20v-2h-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8:21:14.340000000</meta:creation-date>
    <dc:date>2018-12-12T18:36:54.845000000</dc:date>
    <meta:editing-duration>PT1H17M18S</meta:editing-duration>
    <meta:editing-cycles>24</meta:editing-cycles>
    <meta:generator>LibreOffice/6.1.3.2$Windows_X86_64 LibreOffice_project/86daf60bf00efa86ad547e59e09d6bb77c699acb</meta:generator>
    <meta:document-statistic meta:object-count="55"/>
  </office:meta>
</office:document-meta>
</file>